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E. Lyons?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0</text:p>
      <text:p text:style-name="P5">Month<text:tab/><text:tab/><text:tab/><text:tab/><text:tab/><text:tab/>June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Columbia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Columbia June 20<text:span text:style-name="T2">th</text:span><text:span text:style-name="T3">/</text:span></text:p>
      <text:p text:style-name="P2"><text:span text:style-name="T3"><text:tab/>Allow me to thank you/ my dear Sir, for the interest/ expended in the welfare of/ myself and children, I/ think I can say your [?]/ and adamantery[sic!] will have/ their due effect on their young/ minds, may I hope, to hear/ from you on the subject your/ religion, occasionally, I ask/ this favour, hesitatingly, knowing/ how fully occupied you are/ in your vocation or assured/ </text:span></text:p>
      <text:p text:style-name="P2"><text:span text:style-name="T3"/></text:p>
      <text:p text:style-name="P2"><text:span text:style-name="T3">[Page 2]</text:span></text:p>
      <text:p text:style-name="P2"><text:span text:style-name="T3">of a leisure moment occur/ and you can use it in our/ behalf, we will value it acc-/ordingly at the same time/ I hope to hear of you personally/ and with the truest wishes/ for your happiness &amp; prosperity/ believe me your friend/ S E Lyon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5:46:49.53</meta:creation-date>
    <meta:document-statistic meta:table-count="0" meta:image-count="0" meta:object-count="0" meta:page-count="2" meta:paragraph-count="65" meta:word-count="278" meta:character-count="1884"/>
    <dc:date>2012-01-24T15:51:57.43</dc:date>
    <dc:creator>Penn Libraries</dc:creator>
    <meta:editing-duration>PT00H05M07S</meta:editing-duration>
    <meta:editing-cycles>1</meta:editing-cycles>
    <meta:generator>OpenOffice.org/3.2$Win32 OpenOffice.org_project/320m12$Build-9483</meta:generator>
  </office:meta>
</office:document-meta>
</file>